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D" table:style-name="ta1">
        <table:shapes>
          <draw:frame draw:z-index="0" draw:style-name="gr1" draw:text-style-name="P1" svg:width="159.99mm" svg:height="89.99mm" svg:x="63.49mm" svg:y="0mm">
            <loext:p draw:notify-on-update-of-ranges="dataD.A1:dataD.A1 dataD.A2:dataD.A115 dataD.B1:dataD.B1 dataD.B2:dataD.B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487074" calcext:value-type="float">
            <text:p>4.87074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719336" calcext:value-type="float">
            <text:p>7.19336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305818" calcext:value-type="float">
            <text:p>3.05818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139622" calcext:value-type="float">
            <text:p>0.000139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94499" calcext:value-type="float">
            <text:p>1.9449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471722" calcext:value-type="float">
            <text:p>4.71722E-05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208554" calcext:value-type="float">
            <text:p>0.00208554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382163" calcext:value-type="float">
            <text:p>0.000382163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298876" calcext:value-type="float">
            <text:p>0.00298876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251493" calcext:value-type="float">
            <text:p>0.00251493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336125" calcext:value-type="float">
            <text:p>0.00336125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0449869" calcext:value-type="float">
            <text:p>0.000449869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336895" calcext:value-type="float">
            <text:p>3.36895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377353" calcext:value-type="float">
            <text:p>0.000377353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220938" calcext:value-type="float">
            <text:p>0.000220938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139159" calcext:value-type="float">
            <text:p>1.39159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513764" calcext:value-type="float">
            <text:p>5.13764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625134" calcext:value-type="float">
            <text:p>6.25134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330585" calcext:value-type="float">
            <text:p>3.30585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105147" calcext:value-type="float">
            <text:p>0.000105147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187034" calcext:value-type="float">
            <text:p>1.87034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134791" calcext:value-type="float">
            <text:p>0.000134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86614" calcext:value-type="float">
            <text:p>2.86614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72605" calcext:value-type="float">
            <text:p>0.000972605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0571517" calcext:value-type="float">
            <text:p>5.71517E-05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164845" calcext:value-type="float">
            <text:p>0.000164845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263604" calcext:value-type="float">
            <text:p>0.00263604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0359377" calcext:value-type="float">
            <text:p>3.59377E-05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117337" calcext:value-type="float">
            <text:p>0.00011733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884305" calcext:value-type="float">
            <text:p>0.0008843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504255" calcext:value-type="float">
            <text:p>5.04255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388553" calcext:value-type="float">
            <text:p>0.000388553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207802" calcext:value-type="float">
            <text:p>0.000207802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628664" calcext:value-type="float">
            <text:p>0.000628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54081" calcext:value-type="float">
            <text:p>0.0005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28155" calcext:value-type="float">
            <text:p>0.0428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78432" calcext:value-type="float">
            <text:p>0.000178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44478" calcext:value-type="float">
            <text:p>0.00844478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378665" calcext:value-type="float">
            <text:p>0.00378665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0419575" calcext:value-type="float">
            <text:p>0.00041957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0109215" calcext:value-type="float">
            <text:p>0.0010921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132202" calcext:value-type="float">
            <text:p>0.13220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922065" calcext:value-type="float">
            <text:p>9.22065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159005" calcext:value-type="float">
            <text:p>1.59005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842374" calcext:value-type="float">
            <text:p>0.00084237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466536" calcext:value-type="float">
            <text:p>0.000466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68837" calcext:value-type="float">
            <text:p>0.000168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87076" calcext:value-type="float">
            <text:p>0.00028707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0726573" calcext:value-type="float">
            <text:p>0.00072657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320146" calcext:value-type="float">
            <text:p>0.0032014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502918" calcext:value-type="float">
            <text:p>0.0050291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141324" calcext:value-type="float">
            <text:p>0.0014132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199991" calcext:value-type="float">
            <text:p>0.00019999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312307" calcext:value-type="float">
            <text:p>3.12307E-0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961107" calcext:value-type="float">
            <text:p>0.00096110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27156" calcext:value-type="float">
            <text:p>0.0002715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108557" calcext:value-type="float">
            <text:p>0.0010855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110918" calcext:value-type="float">
            <text:p>0.00110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14985" calcext:value-type="float">
            <text:p>0.00314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29333" calcext:value-type="float">
            <text:p>0.00229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8987" calcext:value-type="float">
            <text:p>0.0035898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609503" calcext:value-type="float">
            <text:p>0.0060950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266212" calcext:value-type="float">
            <text:p>0.026621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372494" calcext:value-type="float">
            <text:p>0.0037249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944626" calcext:value-type="float">
            <text:p>0.0094462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599704" calcext:value-type="float">
            <text:p>0.0059970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206146" calcext:value-type="float">
            <text:p>0.0020614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95336" calcext:value-type="float">
            <text:p>0.09533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28885" calcext:value-type="float">
            <text:p>0.12888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143922" calcext:value-type="float">
            <text:p>0.00143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53236" calcext:value-type="float">
            <text:p>0.0055323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596297" calcext:value-type="float">
            <text:p>0.059629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223316" calcext:value-type="float">
            <text:p>0.22331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163679" calcext:value-type="float">
            <text:p>0.0163679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918615" calcext:value-type="float">
            <text:p>0.00918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22583" calcext:value-type="float">
            <text:p>0.0222583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174388" calcext:value-type="float">
            <text:p>0.017438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18406" calcext:value-type="float">
            <text:p>0.0018406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246692" calcext:value-type="float">
            <text:p>0.0024669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0715974" calcext:value-type="float">
            <text:p>0.00071597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855895" calcext:value-type="float">
            <text:p>0.0085589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828605" calcext:value-type="float">
            <text:p>0.82860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123078" calcext:value-type="float">
            <text:p>0.0123078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370133" calcext:value-type="float">
            <text:p>0.037013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551009" calcext:value-type="float">
            <text:p>0.0055100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267299" calcext:value-type="float">
            <text:p>0.0026729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160823" calcext:value-type="float">
            <text:p>0.016082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374897" calcext:value-type="float">
            <text:p>0.00374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6571" calcext:value-type="float">
            <text:p>0.236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6736" calcext:value-type="float">
            <text:p>0.166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447" calcext:value-type="float">
            <text:p>0.025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3027" calcext:value-type="float">
            <text:p>0.00223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64075" calcext:value-type="float">
            <text:p>0.0046407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30906" calcext:value-type="float">
            <text:p>1.3090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418516" calcext:value-type="float">
            <text:p>0.41851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833096" calcext:value-type="float">
            <text:p>0.083309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476568" calcext:value-type="float">
            <text:p>0.047656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577054" calcext:value-type="float">
            <text:p>0.057705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61759" calcext:value-type="float">
            <text:p>2.6175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110592" calcext:value-type="float">
            <text:p>0.011059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872932" calcext:value-type="float">
            <text:p>0.087293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7.89756" calcext:value-type="float">
            <text:p>7.8975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585733" calcext:value-type="float">
            <text:p>0.058573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21864" calcext:value-type="float">
            <text:p>1.218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12271" calcext:value-type="float">
            <text:p>0.1227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243835" calcext:value-type="float">
            <text:p>0.243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05176" calcext:value-type="float">
            <text:p>8.051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2675" calcext:value-type="float">
            <text:p>1.62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3995" calcext:value-type="float">
            <text:p>6.839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2722" calcext:value-type="float">
            <text:p>9.27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6332" calcext:value-type="float">
            <text:p>0.146332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3.1064" calcext:value-type="float">
            <text:p>3.1064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2.70585" calcext:value-type="float">
            <text:p>2.70585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2.81023" calcext:value-type="float">
            <text:p>2.81023</text:p>
          </table:table-cell>
        </table:table-row>
      </table:table>
      <table:named-expressions/>
      <table:database-ranges>
        <table:database-range table:name="__Anonymous_Sheet_DB__0" table:target-range-address="dataD.A2:dataD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23:18:42.780081757</dc:date>
    <meta:editing-duration>PT1M55S</meta:editing-duration>
    <meta:editing-cycles>1</meta:editing-cycles>
    <meta:document-statistic meta:table-count="1" meta:cell-count="23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Difficulty vs Runtime (s)</text:p>
        </chart:title>
        <chart:plot-area chart:style-name="ch3" table:cell-range-address="dataD.A1:dataD.B115" chart:data-source-has-labels="both" svg:x="1.331cm" svg:y="1.275cm" svg:width="14.349cm" svg:height="6.564cm">
          <chartooo:coordinate-region svg:x="1.767cm" svg:y="1.474cm" svg:width="13.542cm" svg:height="5.718cm"/>
          <chart:axis chart:dimension="x" chart:name="primary-x" chart:style-name="ch4" chartooo:axis-type="auto">
            <chart:title svg:x="7.852cm" svg:y="8.019cm" chart:style-name="ch5">
              <text:p>Difficulty</text:p>
            </chart:title>
            <chart:categories table:cell-range-address="dataD.A2:dataD.A115"/>
          </chart:axis>
          <chart:axis chart:dimension="y" chart:name="primary-y" chart:style-name="ch4">
            <chart:title svg:x="0.451cm" svg:y="5.448cm" chart:style-name="ch6">
              <text:p>Runtime (s)</text:p>
            </chart:title>
            <chart:grid chart:style-name="ch7" chart:class="major"/>
          </chart:axis>
          <chart:series chart:style-name="ch8" chart:values-cell-range-address="dataD.B2:dataD.B115" chart:label-cell-address="dataD.B1:dataD.B1" chart:class="chart:scatter">
            <chart:domain table:cell-range-address="dataD.A2:dataD.A115"/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dataD.B1:dataD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dataD.A2:dataD.A115</svg:desc>
                </draw:g>
              </table:table-cell>
              <table:table-cell office:value-type="float" office:value="0.0000487074">
                <text:p>0.0000487074</text:p>
                <draw:g>
                  <svg:desc>dataD.B2:dataD.B115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719336">
                <text:p>0.0000719336</text:p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305818">
                <text:p>0.0000305818</text:p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139622">
                <text:p>0.0001396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194499">
                <text:p>0.00001944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471722">
                <text:p>0.0000471722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208554">
                <text:p>0.00208554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382163">
                <text:p>0.000382163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298876">
                <text:p>0.00298876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251493">
                <text:p>0.00251493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336125">
                <text:p>0.00336125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0449869">
                <text:p>0.000449869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336895">
                <text:p>0.0000336895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377353">
                <text:p>0.000377353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220938">
                <text:p>0.000220938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139159">
                <text:p>0.0000139159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513764">
                <text:p>0.0000513764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625134">
                <text:p>0.0000625134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330585">
                <text:p>0.0000330585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105147">
                <text:p>0.000105147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187034">
                <text:p>0.0000187034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134791">
                <text:p>0.0001347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286614">
                <text:p>0.00002866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972605">
                <text:p>0.000972605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0571517">
                <text:p>0.0000571517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164845">
                <text:p>0.000164845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263604">
                <text:p>0.00263604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0359377">
                <text:p>0.0000359377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117337">
                <text:p>0.00011733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884305">
                <text:p>0.00088430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504255">
                <text:p>0.000050425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388553">
                <text:p>0.000388553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207802">
                <text:p>0.000207802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628664">
                <text:p>0.0006286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54081">
                <text:p>0.000540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28155">
                <text:p>0.04281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178432">
                <text:p>0.000178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44478">
                <text:p>0.00844478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378665">
                <text:p>0.00378665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0419575">
                <text:p>0.000419575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0109215">
                <text:p>0.00109215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132202">
                <text:p>0.13220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922065">
                <text:p>0.000092206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159005">
                <text:p>0.000015900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842374">
                <text:p>0.00084237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466536">
                <text:p>0.0004665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68837">
                <text:p>0.0001688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87076">
                <text:p>0.00028707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726573">
                <text:p>0.000726573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320146">
                <text:p>0.0032014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502918">
                <text:p>0.0050291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141324">
                <text:p>0.00141324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199991">
                <text:p>0.000199991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312307">
                <text:p>0.000031230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961107">
                <text:p>0.00096110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27156">
                <text:p>0.0002715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108557">
                <text:p>0.00108557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110918">
                <text:p>0.001109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14985">
                <text:p>0.003149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29333">
                <text:p>0.00229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58987">
                <text:p>0.0035898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609503">
                <text:p>0.0060950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266212">
                <text:p>0.026621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372494">
                <text:p>0.00372494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944626">
                <text:p>0.00944626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599704">
                <text:p>0.00599704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206146">
                <text:p>0.0020614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95336">
                <text:p>0.09533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128885">
                <text:p>0.1288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143922">
                <text:p>0.001439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53236">
                <text:p>0.0055323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596297">
                <text:p>0.0596297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223316">
                <text:p>0.22331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163679">
                <text:p>0.0163679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918615">
                <text:p>0.009186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22583">
                <text:p>0.0222583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174388">
                <text:p>0.0174388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18406">
                <text:p>0.0018406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246692">
                <text:p>0.002466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0715974">
                <text:p>0.00071597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855895">
                <text:p>0.0085589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828605">
                <text:p>0.82860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123078">
                <text:p>0.0123078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370133">
                <text:p>0.0370133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551009">
                <text:p>0.00551009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267299">
                <text:p>0.00267299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160823">
                <text:p>0.0160823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374897">
                <text:p>0.003748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6571">
                <text:p>0.236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66736">
                <text:p>0.166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23027">
                <text:p>0.002230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464075">
                <text:p>0.00464075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1.30906">
                <text:p>1.30906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418516">
                <text:p>0.418516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0833096">
                <text:p>0.083309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476568">
                <text:p>0.047656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577054">
                <text:p>0.057705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.61759">
                <text:p>2.6175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110592">
                <text:p>0.011059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872932">
                <text:p>0.087293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.89756">
                <text:p>7.89756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585733">
                <text:p>0.0585733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1.21864">
                <text:p>1.21864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12271">
                <text:p>0.12271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243835">
                <text:p>0.2438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05176">
                <text:p>8.051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2675">
                <text:p>1.626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83995">
                <text:p>6.839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2722">
                <text:p>9.27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46332">
                <text:p>0.146332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3.1064">
                <text:p>3.1064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2.70585">
                <text:p>2.70585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2.81023">
                <text:p>2.8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